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style:font-name="Liberation Serif" fo:font-size="11pt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style:font-name="Liberation Serif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style:font-name="Liberation Serif" fo:font-size="11pt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font-style="normal" fo:font-weight="normal"/>
    </style:style>
    <style:style style:name="P6" style:family="paragraph" style:parent-style-name="Text_20_body">
      <style:paragraph-properties fo:margin-left="2.117cm" fo:margin-right="0cm" fo:text-align="justify" style:justify-single-word="false" fo:text-indent="0cm" style:auto-text-indent="false"/>
      <style:text-properties fo:font-variant="normal" fo:text-transform="none" style:font-name="Liberation Serif" fo:font-size="11pt" fo:font-style="normal" fo:font-weight="normal" style:font-size-asian="11pt" style:font-size-complex="11pt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fo:font-style="normal" fo:font-weight="normal"/>
    </style:style>
    <style:style style:name="T3" style:family="text">
      <style:text-properties fo:font-size="12pt"/>
    </style:style>
    <style:style style:name="T4" style:family="text">
      <style:text-properties fo:font-size="12pt" fo:font-style="normal" fo:font-weight="normal"/>
    </style:style>
    <style:style style:name="T5" style:family="text">
      <style:text-properties fo:font-style="normal" fo:font-weight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ta-se de execução de pena imposta a JOSIAN LISBOA DA COSTA, condenado a vinte e quatro anos, dez meses de reclusão, atualmente em regime fechado, por delitos capitulados nos arts. 14, CAPUT, Lei 10826/03 - Estatuto do Desarmamento ; Art. 157, § 2º e Art. 121 § 2º, ambos do Código Penal.</text:p>
      <text:p text:style-name="P4"> <text:span text:style-name="T5">Requereu o apenado, através de advogado, retificação da guia de execução penal, arguindo a aplicação de 2/5 para o cálculo de progressão de regime no tocante ao crime hediondo,e não 3/5, visto que o réu não é reincidente em crime hediondo (evento 33).</text:span></text:p>
      <text:p text:style-name="P2">Opinou o Ministério Público pelo indeferimento do pedido (evento 36).</text:p>
      <text:p text:style-name="P2">Relatados.</text:p>
      <text:p text:style-name="P3">Vaticina o art. 63 do Código Penal que a reincidência ocorre quando o agente comete novo crime depois de haver sentença condenatória transitada em julgado por delito anterior.</text:p>
      <text:p text:style-name="P2">No caso o apenado foi condenado em crime comum (eventos 1.1 e 1.2), e praticou novo crime após o trânsito em julgado da sentença penal condenatória, sendo esse novo crime caracterizado como hediondo (evento 1.3), devendo assim ser empregada a fração de 3/5 para cálculos de progressão de regime, visto que além de crime hediondo, o réu se tornou reincidente.</text:p>
      <text:p text:style-name="P3">Lembro que a Lei n.º 8072/90, em seu art. 2.º, § 2º, não diferencia a natureza da reincidência para impor o cumprimento de 3/5 (três quintos) da pena.  Apenas distingue entre o apenado primário (que deve cumprir 2/5 da pena) e o reincidente (que deve cumprir 3/5 da reprimenda), sem diferenciação entre condenação anterior por crime comum ou por crime hediondo ou equiparado, tal como preleciona o Superior Tribunal de Justiça, senão vejamos:</text:p>
      <text:p text:style-name="P6"><text:line-break/>PENAL. PROCESSUAL PENAL. HABEAS CORPUS SUBSTITUTIVO DE RECURSO ESPECIAL. NÃO CABIMENTO. EXECUÇÃO PENAL. PROGRESSÃO DE REGIME. CRIME HEDIONDO. REINCIDÊNCIA. DELITO COMETIDO SOB A ÉGIDE DA LEI N.º 11.464/2007. NECESSIDADE DE CUMPRIMENTO DE 3/5 DA PENA PARA FINS DE PROGRESSÃO DE REGIME.<text:line-break/>1. Na esteira dos recentes precedentes do Supremo Tribunal Federal e desta Corte Superior de Justiça, é incabível o habeas corpus substitutivo do recurso ordinário constitucionalmente previsto.<text:line-break/>2. A inadequação da via eleita, contudo, não desobriga este Tribunal Superior de, ex officio, fazer cessar manifesta ilegalidade que importe no cerceamento do direito de ir e vir do paciente.<text:line-break/>3. Em se tratando de crime hediondo praticado na vigência da Lei n.º 11.464/2007, é exigido, para fins de progressão de regime, o cumprimento dos lapsos temporais de 2/5 (dois quintos) da pena, se o apenado for primário, e de 3/5 (três quintos), se reincidente.<text:line-break/>4. Consoante a orientação jurisprudencial desta Corte Superior, o § 2º do art. 2º da Lei n.º 8.072/90, modificado pela Lei n.º 11.464/2007, não faz distinção entre reincidência comum ou específica, devendo, portanto, incidir a fração de 3/5 a todos os agentes reincidentes, independentemente da natureza do delito antes cometido. Precedentes.<text:line-break/>5. Writ não conhecido.<text:line-break/>(HC 264.841/RJ, Rel. Ministra ALDERITA RAMOS DE OLIVEIRA (DESEMBARGADORA CONVOCADA DO TJ/PE), SEXTA TURMA, julgado em 04/06/2013, DJe 12/06/2013)</text:p>
      <text:p text:style-name="P6">HABEAS CORPUS. EXECUÇÃO PENAL. TRÁFICO DE DROGAS. RÉU REINCIDENTE. DELITO COMETIDO SOB A ÉGIDE DA LEI N.º 11.464/07. NECESSIDADE DE CUMPRIMENTO DE 3/5 (TRÊS QUINTOS) DA PENA PARA FINS DE PROGRESSÃO DE REGIME. REQUISITO OBJETIVO NÃO ATINGIDO. HABEAS CORPUS DENEGADO.<text:line-break/>1. Inexiste constrangimento ilegal na negativa da progressão de regime ao Paciente, uma vez que o delito foi praticado sob a égide da Lei n.º 11.464/07, o condenado é reincidente e não implementou o requisito objetivo de cumprimento 3/5 (três quintos) da pena.<text:line-break/><text:soft-page-break/>2. A Lei n.º 11.464/07 afastou do ordenamento jurídico o regime integral fechado imposto aos condenados por crimes hediondos e equiparados, assegurando-lhes a progressão de regime prisional após o cumprimento de 2/5 (dois quintos) da pena, se primário, e 3/5 (três quintos), se reincidente, sem distinção entre condenação anterior por crime comum, como no caso, ou por hediondo ou equiparado. Precedente.<text:line-break/>3. Habeas corpus denegado.<text:line-break/>(HC 239.682/MG, Rel. Ministra LAURITA VAZ, QUINTA TURMA, julgado em 21/06/2012, DJe 29/06/2012).</text:p>
      <text:p text:style-name="P6">EXECUÇÃO PENAL. TRÁFICO DE DROGAS. CAUSA DE DIMINUIÇÃO DE PENA PREVISTA NO ART. 33, § 4º, DA LEI Nº 11.343/2006. CRIME HEDIONDO.<text:line-break/>PROGRESSÃO DE REGIME E LIVRAMENTO CONDICIONAL. PRAZOS DA LEI N.º 11.464/2007 QUE DEVEM SER RESPEITADOS. CONSTRANGIMENTO ILEGAL NÃO EVIDENCIADO. AGRAVO DESPROVIDO.<text:line-break/>I. A aplicação da causa de diminuição de pena prevista no art. 33, § 4º, da Lei nº 11.343/2006 não desnatura a natureza hedionda do crime de tráfico ilícito de entorpecentes e drogas afins.<text:line-break/>II. A causa de diminuição de pena prevista no art. 33, § 4º, da Lei nº 11.343/2006 não constitui tipo penal distinto do caput do mesmo artigo, não havendo, portanto, que se falar em concessão de progressão de regime ou de livramento condicional com o cumprimento dos prazos estabelecidos para os crimes comuns.<text:line-break/>III. Praticado delito hediondo na vigência da Lei n.º 11.464/2007, devem ser respeitados os lapsos temporais de 2/5 (dois quintos) da pena, se o apenado for primário, e de 3/5 (três quintos), se reincidente, para a progressão de regime, bem como o prazo disposto no art. 44, parágrafo único, da Lei n.º 11.343/2006 para o livramento condicional.<text:line-break/>IV. Agravo desprovido, nos termos do voto do Relator.<text:line-break/>(AgRg no HC 206.070/MS, Rel. Ministro GILSON DIPP, QUINTA TURMA, julgado em 17/05/2012, DJe 24/05/2012).</text:p>
      <text:p text:style-name="P3">Diante disso, tendo o apenado praticado crime hediondo e sendo considerado réu reincidente, a guia de execução penal deve constar a fração de 3/5 para cálculos da progressão de regime.</text:p>
      <text:p text:style-name="P3">Isto posto, indefiro o pedido da defesa e mantenho a guia de execução penal.</text:p>
      <text:p text:style-name="P3">P.R.I.</text:p>
      <text:p text:style-name="P1">Ceará Mirim, 06 de maio de 2019.</text:p>
      <text:p text:style-name="P5"><text:line-break/>NIEDJA FERNANDES DOS ANJOS E SILVA</text:p>
      <text:p text:style-name="P5">Juíza de Direi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12:42.086000000</meta:creation-date>
    <dc:date>2019-05-06T11:15:02.509000000</dc:date>
    <meta:editing-duration>PT2M21S</meta:editing-duration>
    <meta:editing-cycles>1</meta:editing-cycles>
    <meta:document-statistic meta:table-count="0" meta:image-count="0" meta:object-count="0" meta:page-count="2" meta:paragraph-count="16" meta:word-count="918" meta:character-count="5742" meta:non-whitespace-character-count="4836"/>
    <meta:generator>LibreOffice/6.0.3.2$Windows_X86_64 LibreOffice_project/8f48d515416608e3a835360314dac7e47fd0b821</meta:generator>
  </office:meta>
</office:document-meta>
</file>